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776" officeooo:paragraph-rsid="001ee776"/>
    </style:style>
    <style:style style:name="P2" style:family="paragraph" style:parent-style-name="Standard">
      <style:text-properties officeooo:rsid="00209be1" officeooo:paragraph-rsid="00209be1"/>
    </style:style>
    <style:style style:name="P3" style:family="paragraph" style:parent-style-name="Standard">
      <style:text-properties officeooo:rsid="002351b9" officeooo:paragraph-rsid="002351b9"/>
    </style:style>
    <style:style style:name="P4" style:family="paragraph" style:parent-style-name="Standard">
      <style:text-properties officeooo:rsid="002351b9" officeooo:paragraph-rsid="0023f63e"/>
    </style:style>
    <style:style style:name="P5" style:family="paragraph" style:parent-style-name="Standard">
      <style:text-properties officeooo:rsid="00261afb" officeooo:paragraph-rsid="00261afb"/>
    </style:style>
    <style:style style:name="P6" style:family="paragraph" style:parent-style-name="Standard">
      <style:text-properties officeooo:rsid="002791d4" officeooo:paragraph-rsid="002791d4"/>
    </style:style>
    <style:style style:name="P7" style:family="paragraph" style:parent-style-name="Standard">
      <style:text-properties officeooo:rsid="002791d4" officeooo:paragraph-rsid="00261afb"/>
    </style:style>
    <style:style style:name="P8" style:family="paragraph" style:parent-style-name="Standard">
      <style:text-properties officeooo:rsid="001ee776" officeooo:paragraph-rsid="001ee776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e776" officeooo:paragraph-rsid="001ee77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ee776" officeooo:paragraph-rsid="003e2ceb" style:font-weight-asian="bold" style:font-weight-complex="bold"/>
    </style:style>
    <style:style style:name="P11" style:family="paragraph" style:parent-style-name="Standard">
      <style:text-properties fo:font-weight="bold" officeooo:rsid="002f0e1a" officeooo:paragraph-rsid="002f0e1a" style:font-weight-asian="bold" style:font-weight-complex="bold"/>
    </style:style>
    <style:style style:name="P12" style:family="paragraph" style:parent-style-name="Standard">
      <style:text-properties fo:font-weight="bold" officeooo:rsid="003a9149" officeooo:paragraph-rsid="003a9149" style:font-weight-asian="bold" style:font-weight-complex="bold"/>
    </style:style>
    <style:style style:name="P13" style:family="paragraph" style:parent-style-name="Standard">
      <style:text-properties fo:font-weight="bold" officeooo:rsid="00391717" officeooo:paragraph-rsid="00391717" style:font-weight-asian="bold" style:font-weight-complex="bold"/>
    </style:style>
    <style:style style:name="P14" style:family="paragraph" style:parent-style-name="Standard">
      <style:text-properties officeooo:rsid="002f0e1a" officeooo:paragraph-rsid="002f0e1a"/>
    </style:style>
    <style:style style:name="P15" style:family="paragraph" style:parent-style-name="Standard">
      <style:text-properties officeooo:rsid="0030b3db" officeooo:paragraph-rsid="0030b3db"/>
    </style:style>
    <style:style style:name="P16" style:family="paragraph" style:parent-style-name="Standard">
      <style:text-properties officeooo:rsid="0030b3db" officeooo:paragraph-rsid="003208b1"/>
    </style:style>
    <style:style style:name="P17" style:family="paragraph" style:parent-style-name="Standard">
      <style:text-properties officeooo:rsid="002351b9" officeooo:paragraph-rsid="003144c5"/>
    </style:style>
    <style:style style:name="P18" style:family="paragraph" style:parent-style-name="Standard">
      <style:text-properties officeooo:rsid="00339e8f" officeooo:paragraph-rsid="00339e8f"/>
    </style:style>
    <style:style style:name="P19" style:family="paragraph" style:parent-style-name="Standard">
      <style:text-properties officeooo:rsid="00209be1" officeooo:paragraph-rsid="00209be1"/>
    </style:style>
    <style:style style:name="P20" style:family="paragraph" style:parent-style-name="Standard">
      <style:text-properties officeooo:rsid="00391717" officeooo:paragraph-rsid="001ee776"/>
    </style:style>
    <style:style style:name="P21" style:family="paragraph" style:parent-style-name="Standard">
      <style:text-properties officeooo:rsid="00391717" officeooo:paragraph-rsid="00391717"/>
    </style:style>
    <style:style style:name="P22" style:family="paragraph" style:parent-style-name="Standard">
      <style:text-properties officeooo:rsid="003a9149" officeooo:paragraph-rsid="003a9149"/>
    </style:style>
    <style:style style:name="P23" style:family="paragraph" style:parent-style-name="Standard">
      <style:text-properties officeooo:rsid="003c45fe" officeooo:paragraph-rsid="003c45fe"/>
    </style:style>
    <style:style style:name="T1" style:family="text">
      <style:text-properties officeooo:rsid="001fd7fb"/>
    </style:style>
    <style:style style:name="T2" style:family="text">
      <style:text-properties officeooo:rsid="00209be1"/>
    </style:style>
    <style:style style:name="T3" style:family="text">
      <style:text-properties officeooo:rsid="002351b9"/>
    </style:style>
    <style:style style:name="T4" style:family="text">
      <style:text-properties officeooo:rsid="0023f63e"/>
    </style:style>
    <style:style style:name="T5" style:family="text">
      <style:text-properties officeooo:rsid="00256533"/>
    </style:style>
    <style:style style:name="T6" style:family="text">
      <style:text-properties officeooo:rsid="00261afb"/>
    </style:style>
    <style:style style:name="T7" style:family="text">
      <style:text-properties officeooo:rsid="00271125"/>
    </style:style>
    <style:style style:name="T8" style:family="text">
      <style:text-properties officeooo:rsid="002791d4"/>
    </style:style>
    <style:style style:name="T9" style:family="text">
      <style:text-properties officeooo:rsid="002d58e0"/>
    </style:style>
    <style:style style:name="T10" style:family="text">
      <style:text-properties officeooo:rsid="0030b3db"/>
    </style:style>
    <style:style style:name="T11" style:family="text">
      <style:text-properties officeooo:rsid="003144c5"/>
    </style:style>
    <style:style style:name="T12" style:family="text">
      <style:text-properties officeooo:rsid="003208b1"/>
    </style:style>
    <style:style style:name="T13" style:family="text">
      <style:text-properties officeooo:rsid="00339e8f"/>
    </style:style>
    <style:style style:name="T14" style:family="text">
      <style:text-properties officeooo:rsid="0034a3da"/>
    </style:style>
    <style:style style:name="T15" style:family="text">
      <style:text-properties officeooo:rsid="00365580"/>
    </style:style>
    <style:style style:name="T16" style:family="text">
      <style:text-properties officeooo:rsid="0037055a"/>
    </style:style>
    <style:style style:name="T17" style:family="text">
      <style:text-properties officeooo:rsid="0037a30a"/>
    </style:style>
    <style:style style:name="T18" style:family="text">
      <style:text-properties officeooo:rsid="003a9149"/>
    </style:style>
    <style:style style:name="T19" style:family="text">
      <style:text-properties officeooo:rsid="003c45fe"/>
    </style:style>
    <style:style style:name="T20" style:family="text">
      <style:text-properties officeooo:rsid="003d7cb3"/>
    </style:style>
    <style:style style:name="T21" style:family="text">
      <style:text-properties officeooo:rsid="003e2ceb"/>
    </style:style>
    <style:style style:name="T22" style:family="text">
      <style:text-properties officeooo:rsid="004365b0"/>
    </style:style>
    <style:style style:name="T23" style:family="text">
      <style:text-properties officeooo:rsid="004475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ceso de ventas </text:p>
      <text:p text:style-name="P10"><text:span text:style-name="T21">Comercio Electrónico</text:span></text:p>
      <text:p text:style-name="P9"/>
      <text:p text:style-name="P1"/>
      <text:p text:style-name="P11"><text:span text:style-name="T14">Realización</text:span> de Ventas</text:p>
      <text:p text:style-name="P14"/>
      <text:p text:style-name="P1">El proceso de ventas por Internet se realiza a través del portal WEB arimany.com. <text:s/>El cliente minorista utiliza esta herramienta para hacer compra<text:span text:style-name="T16">s</text:span> de los productos distribuidos por TRITON, S.A.</text:p>
      <text:p text:style-name="P1"/>
      <text:p text:style-name="P1">1. Cliente se registra (opcionalmente), como usuario para comprar en el portal.</text:p>
      <text:p text:style-name="P1"><text:tab/><text:span text:style-name="T1">a. <text:s/>Se solicita un correo electrónico el cual se utilizara como usuario del portal </text:span><text:span text:style-name="T2">y una contraseña para poder registrarse</text:span><text:span text:style-name="T1">.</text:span></text:p>
      <text:p text:style-name="P1"><text:tab/><text:span text:style-name="T23">b</text:span>. <text:s/>Se solicitan los datos básicos del cliente (nombres, apellidos, direcciones de entrega y <text:tab/><text:tab/> <text:s text:c="4"/>facturación, <text:span text:style-name="T1">y NIT que es su identificador como contribuyente ante SAT)</text:span>,</text:p>
      <text:p text:style-name="P1"/>
      <text:p text:style-name="P2">2. Cliente ingresa al portal con usuario, para realizar compras.</text:p>
      <text:p text:style-name="P2">3. Cliente agrega productos a su <text:span text:style-name="T9">carro</text:span> de compras.</text:p>
      <text:p text:style-name="P2">4. Para finalizar la compra el cliente tiene que establecer lo siguiente.</text:p>
      <text:p text:style-name="P2"><text:tab/>a. <text:s/>Fo<text:span text:style-name="T9">r</text:span>ma de pago (solo se acepta efectivo, transferencia bancaria o tarjeta de crédito o débito).</text:p>
      <text:p text:style-name="P2"><text:tab/><text:span text:style-name="T15">b.</text:span> <text:s/>El pedido sera entregado en la dirección establecido como de envío ( a través <text:s/>de la empresa <text:tab/>Cargo Expreso. El cual tiene un costo de Q. 15.00) o recogerá el producto en nuestro centro de despacho.</text:p>
      <text:p text:style-name="P2">5. Portal Web registra el pedido de ventas, <text:s text:c="2"/>y establece el estado de mismo como “Procesando”.</text:p>
      <text:p text:style-name="P2">6. Administrador del portal o comercio electrónico, revisa los pedidos registrado por el cliente. <text:span text:style-name="T3">Luego establece el estado de “Empacando”, en los pedidos que serán despachados. <text:s/></text:span><text:span text:style-name="T16">Este </text:span><text:span text:style-name="T17">proceso es necesario por cuestiones logísticas</text:span><text:span text:style-name="T3">.</text:span></text:p>
      <text:p text:style-name="P3">7. Los pedidos marcados con el estado “Empacando”, son registrados en sistema Dynamic<text:span text:style-name="T9">s</text:span> AX(proceso automatizado), para ser procesados.</text:p>
      <text:p text:style-name="P17"><text:span text:style-name="T5"><text:tab/>7.1</text:span> Los pedidos se descargan del portal web y se registran <text:span text:style-name="T4">en base de datos local (arimany-</text:span><text:span text:style-name="T11">woocommerce</text:span><text:span text:style-name="T4">).</text:span></text:p>
      <text:p text:style-name="P3"><text:tab/><text:tab/><text:span text:style-name="T5">7.1.1. Se extrae la información del cliente y se registro como cliente nuevo en base de datos local, si este </text:span><text:span text:style-name="T22">aun </text:span><text:span text:style-name="T6">no ha sido registrado</text:span><text:span text:style-name="T5">.</text:span></text:p>
      <text:p text:style-name="P4"><text:tab/><text:tab/> <text:span text:style-name="T5">7.1.2 Lo</text:span><text:span text:style-name="T23">s</text:span><text:span text:style-name="T5"> p</text:span><text:span text:style-name="T4">edidos del cliente se registran con el estado de “No Sincronizados en sistema AX”, </text:span><text:span text:style-name="T5">en base de datos local</text:span><text:span text:style-name="T4">.</text:span></text:p>
      <text:p text:style-name="P4"><text:span text:style-name="T4"><text:tab/></text:span><text:span text:style-name="T5">7</text:span><text:span text:style-name="T4">.</text:span><text:span text:style-name="T5">2 </text:span><text:span text:style-name="T4"><text:s/>Los pedidos del cliente son registrados en Sistema AX, y marcados como sincronizados en base de datos local (arimany-</text:span><text:span text:style-name="T11">woocommerce</text:span><text:span text:style-name="T4">).</text:span></text:p>
      <text:p text:style-name="P5">8. Seguimiento de los pedidos:</text:p>
      <text:p text:style-name="P5"><text:tab/>8.1 <text:s/><text:span text:style-name="T7">Encargado </text:span><text:span text:style-name="T8">de</text:span><text:span text:style-name="T7"> </text:span><text:span text:style-name="T8">preparar</text:span><text:span text:style-name="T7"> <text:s/>pedidos, </text:span>ingresa a portal local <text:span text:style-name="T7">(FacturasWooCommerce).</text:span></text:p>
      <text:p text:style-name="P5"><text:span text:style-name="T7"><text:tab/>8.</text:span><text:span text:style-name="T8">2</text:span><text:span text:style-name="T7"> <text:s/>Se selecciona un pedido y se imprime reporte con el detalle de los artículos del pedido, el cual es utilizado para preparar producto.</text:span></text:p>
      <text:p text:style-name="P5"><text:span text:style-name="T7"><text:tab/>8.</text:span><text:span text:style-name="T8">3</text:span><text:span text:style-name="T7"> Se </text:span><text:span text:style-name="T8">procede a colectar </text:span><text:span text:style-name="T7">el producto </text:span><text:span text:style-name="T8">y se prepara paquete, </text:span><text:span text:style-name="T7">para ser entregado o enviado al cliente.</text:span></text:p>
      <text:p text:style-name="P6">9. Facturación de pedidos.</text:p>
      <text:p text:style-name="P6"><text:tab/>9.1<text:span text:style-name="T6"> <text:s/></text:span><text:span text:style-name="T7">Encargado dar seguimiento a pedidos, </text:span><text:span text:style-name="T6">ingresa a portal local </text:span><text:span text:style-name="T7">(FacturasWooCommerce).</text:span></text:p>
      <text:p text:style-name="P7"><text:tab/>9.2 <text:s/>Se selecciona un pedido y se procede a genera factura, para ser entrega con el paquete al cliente (la documento se genera dentro de sistema A<text:span text:style-name="T9">X</text:span> por medio de un servicio WCF).</text:p>
      <text:p text:style-name="P6">10. <text:span text:style-name="T9">Finaliza</text:span><text:span text:style-name="T11">r </text:span>proceso.</text:p>
      <text:p text:style-name="P6"><text:tab/>10.1 <text:s/>Preparador entrega producto y factura al cliente, quien firma de conformidad.</text:p>
      <text:p text:style-name="P6"><text:tab/>10.2 <text:s/>Preparador marca el pedido como despachado para terminar el proceso.</text:p>
      <text:p text:style-name="P5"/>
      <text:p text:style-name="P5"/>
      <text:p text:style-name="P2"><text:tab/></text:p>
      <text:p text:style-name="P1"/>
      <text:p text:style-name="P11"><text:soft-page-break/><text:span text:style-name="T14">C</text:span>ontrol inventario, para el sitio WEB.</text:p>
      <text:p text:style-name="P14"/>
      <text:p text:style-name="P14">Este proceso se utiliza para alimentar o mantener los catálogos de artículos, precios y existencias, dentro del portal WEB arimany.com.</text:p>
      <text:p text:style-name="P14"/>
      <text:p text:style-name="P14">1. Mantener artículos: <text:s/>Proceso que se realiza manualmente dentro del portal web de arimany.com.</text:p>
      <text:p text:style-name="P14"><text:span text:style-name="T17">Todas las altas, bajas y modificaciones del catalogo de productos del portal</text:span><text:span text:style-name="T10">.</text:span></text:p>
      <text:p text:style-name="P14"><text:tab/><text:tab/></text:p>
      <text:p text:style-name="P15">2. Mantener precios y existencias. <text:s/>Proceso automatizado, que se ejecuta de forma programada (a la fecha de escribir este documento), cada hora.</text:p>
      <text:p text:style-name="P15"><text:tab/>2.1 Servicio conecta a base de datos del sistema Dynamics AX, para obtener, los <text:span text:style-name="T17">datos </text:span>de precios y existencias de productos.</text:p>
      <text:p text:style-name="P15"><text:tab/>2.3 Servicio conecta a portal web y realiza la actualización de precios y existencias de los productos del portal.</text:p>
      <text:p text:style-name="P16"><text:tab/><text:tab/><text:span text:style-name="T12">2.3.1 <text:s/>Servicio recupera un listado de productos con el consolidado de las cantidades registradas en pedidos con estado “En proceso o empacando”, con el fin de restar estas cantidades de la existencia que se actualizara en cada producto.</text:span></text:p>
      <text:p text:style-name="P15"><text:tab/><text:tab/>2.3.<text:span text:style-name="T12">2</text:span> <text:s/><text:span text:style-name="T13">Se realiza la actualización </text:span>de precios y existencia<text:span text:style-name="T13">s</text:span> de cada artículo.<text:span text:style-name="T12"> </text:span></text:p>
      <text:p text:style-name="P15"><text:tab/><text:tab/>2.3.<text:span text:style-name="T12">3</text:span> <text:s/><text:span text:style-name="T13">Se recupera un listado de artículos con su existencia del portal web, y se inserta en base de datos local (arimany-order), para posteriormente verificar que la actualización de la existencia fue exitosa.</text:span></text:p>
      <text:p text:style-name="P15"><text:span text:style-name="T13">2.3.4 <text:s/>Se genera un reporte en PowerBI para verificar la congruencia de la existencia, con respecto al sistema AX.</text:span></text:p>
      <text:p text:style-name="P1"/>
      <text:p text:style-name="P18">3. Servicio finaliza el proceso y espera el tiempo especificado, para realizar la próxima actualización.</text:p>
      <text:p text:style-name="P1"/>
      <text:p text:style-name="P1"/>
      <text:p text:style-name="P20"/>
      <text:p text:style-name="P13">Deficiencias encontradas en el proceso ventas.</text:p>
      <text:p text:style-name="P21"/>
      <text:p text:style-name="P21">1. <text:s/>La automatización es parcial ya que todavía se requiere de la intervención <text:span text:style-name="T19">humana</text:span>.</text:p>
      <text:p text:style-name="P21">2. <text:s/>Durante el proceso de registro de pedidos en Sistema AX, el servicio encargado de realizar esta operación produce errores en algunos clientes que ya fueron registrados en el sistema AX.</text:p>
      <text:p text:style-name="P21"><text:tab/>2.1 El dato NIT, no se registra tal y como viene del portal sino se asume un valor predeterminado “C/F”.</text:p>
      <text:p text:style-name="P21"><text:tab/>2.2 <text:s/><text:span text:style-name="T18">Cuando las direcciones o nombres o cualquier dato</text:span><text:span text:style-name="T19">,</text:span><text:span text:style-name="T18"> comillas los datos se deforman al construir el JSON que se envía al sistema AX.</text:span></text:p>
      <text:p text:style-name="P21"><text:span text:style-name="T18"><text:tab/>2.3 El correo electrónico en algunos casos provoca que el servicio emita errores y no registre el pedido en sistema AX.</text:span></text:p>
      <text:p text:style-name="P21"><text:tab/><text:span text:style-name="T19">2.4 <text:s/>Los caracteres especiales, como los vocales tildadas, </text:span><text:span text:style-name="T20">no se registran en sistema AX</text:span><text:span text:style-name="T19">.</text:span></text:p>
      <text:p text:style-name="P21"/>
      <text:p text:style-name="P21"/>
      <text:p text:style-name="P12">Deficiencias encontradas en el control de inventario.</text:p>
      <text:p text:style-name="P22"/>
      <text:p text:style-name="P23">1. En el registro de artículos, se han encontrado mal registrado, el código del artículo. Consecuentemente al actualizar el inventario estos artículos no se actualizan. <text:s/>Y durante el proceso de registro de pedidos estos no se registran en sistema AX.</text:p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s" number:country="GT" loext:transliteration-spellout="title cardinal" number:transliteration-language="es" number:transliteration-country="GT">
      <number:number number:decimal-places="0" number:min-decimal-places="0" number:min-integer-digits="1"/>
    </number:number-style>
    <number:number-style style:name="N10115" number:language="es" number:country="GT" loext:transliteration-spellout="title USD" number:transliteration-language="es" number:transliteration-country="GT">
      <number:number number:decimal-places="0" number:min-decimal-places="0" number:min-integer-digits="1"/>
    </number:number-style>
    <number:number-style style:name="N10116" number:language="es" number:country="GT" loext:transliteration-spellout="title USD" number:transliteration-language="es" number:transliteration-country="GT">
      <number:number number:decimal-places="2" number:min-decimal-places="2" number:min-integer-digits="1"/>
    </number:number-style>
    <number:number-style style:name="N10117" number:language="es" number:country="GT" loext:transliteration-spellout="upper USD" number:transliteration-language="es" number:transliteration-country="GT">
      <number:number number:decimal-places="0" number:min-decimal-places="0" number:min-integer-digits="1"/>
    </number:number-style>
    <number:number-style style:name="N10118" number:language="es" number:country="GT" loext:transliteration-spellout="upper USD" number:transliteration-language="es" number:transliteration-country="GT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476cm" fo:margin-right="0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7:26:32.024978796</meta:creation-date>
    <dc:date>2024-09-12T10:36:00.092427846</dc:date>
    <meta:editing-duration>P1DT2H14M44S</meta:editing-duration>
    <meta:editing-cycles>11</meta:editing-cycles>
    <meta:generator>LibreOffice/24.2.5.2$Linux_X86_64 LibreOffice_project/420$Build-2</meta:generator>
    <meta:document-statistic meta:table-count="0" meta:image-count="0" meta:object-count="0" meta:page-count="2" meta:paragraph-count="52" meta:word-count="868" meta:character-count="5459" meta:non-whitespace-character-count="4570"/>
  </office:meta>
</office:document-meta>
</file>